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 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2" style:family="graphic" style:parent-style-name="standard">
      <style:graphic-properties draw:stroke="solid" draw:stroke-dash="Dot" svg:stroke-width="0.1cm" svg:stroke-color="#8d1d75" draw:marker-start="Arrow" draw:marker-start-width="0.45cm" draw:marker-end="" draw:marker-end-width="0.45cm" draw:textarea-vertical-align="middle" fo:padding-top="0.175cm" fo:padding-bottom="0.175cm" fo:padding-left="0.3cm" fo:padding-right="0.3cm"/>
    </style:style>
    <style:style style:name="gr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4cm" svg:stroke-color="#666666" draw:marker-start="" draw:marker-start-width="0.26cm" draw:marker-start-center="false" draw:marker-end="" draw:marker-end-width="0.26cm" draw:marker-end-center="false" draw:fill="gradient" draw:fill-color="#cfe7f5" draw:fill-gradient-name="Greysca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Purpl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Orange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4cm" svg:stroke-color="#b2b2b2" draw:marker-start="" draw:marker-start-width="0.26cm" draw:marker-start-center="false" draw:marker-end="" draw:marker-end-width="0.26cm" draw:marker-end-center="false" draw:fill="gradient" draw:fill-color="#cfe7f5" draw:fill-gradient-name="Light_20_Grey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2.43cm" fo:min-width="3.639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34cm" fo:min-width="2.475cm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1.876cm" fo:min-width="2.676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1.138cm" fo:min-width="2.285cm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2.346cm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43cm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7cm" fo:min-width="2.174cm"/>
      <style:paragraph-properties style:writing-mode="lr-tb"/>
    </style:style>
    <style:style style:name="gr194" style:family="graphic" style:parent-style-name="standard">
      <style:graphic-properties draw:stroke="solid" draw:stroke-dash="Dot" svg:stroke-width="0.1cm" svg:stroke-color="#3faf46" draw:marker-start="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195" style:family="graphic" style:parent-style-name="standard">
      <style:graphic-properties draw:stroke="solid" draw:stroke-dash="Dot" svg:stroke-width="0.1cm" svg:stroke-color="#ff8000" draw:marker-start="Arrow" draw:marker-start-width="0.45cm" draw:marker-end="" draw:marker-end-width="0.45cm" draw:textarea-vertical-align="middle" fo:padding-top="0.175cm" fo:padding-bottom="0.175cm" fo:padding-left="0.3cm" fo:padding-right="0.3cm"/>
    </style:style>
    <style:style style:name="gr196" style:family="graphic" style:parent-style-name="standard">
      <style:graphic-properties draw:stroke="solid" draw:stroke-dash="Dot" svg:stroke-width="0.1cm" svg:stroke-color="#ffb66c" draw:marker-start="Arrow" draw:marker-start-width="0.45cm" draw:marker-end="" draw:marker-end-width="0.45cm" draw:textarea-vertical-align="middle" fo:padding-top="0.175cm" fo:padding-bottom="0.175cm" fo:padding-left="0.3cm" fo:padding-right="0.3cm"/>
    </style:style>
    <style:style style:name="gr197" style:family="graphic" style:parent-style-name="standard">
      <style:graphic-properties draw:stroke="solid" draw:stroke-dash="Dot" svg:stroke-width="0.1cm" svg:stroke-color="#ec9ba4" draw:marker-start="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269cm"/>
      <style:paragraph-properties style:writing-mode="lr-tb"/>
    </style:style>
    <style:style style:name="gr202" style:family="graphic" style:parent-style-name="standard">
      <style:graphic-properties draw:stroke="solid" draw:stroke-dash="Dot" svg:stroke-width="0.1cm" svg:stroke-color="#8d1d75" draw:marker-start="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2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fill-gradient-name="VRT_20_Light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9b46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gradient" draw:fill-color="#cfe7f5" draw:fill-gradient-name="Light_20_Orang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gradient" draw:fill-color="#cfe7f5" draw:fill-gradient-name="Greyscale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gradient" draw:fill-color="#cfe7f5" draw:fill-gradient-name="Light_20_Purpl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gradient" draw:fill-color="#cfe7f5" draw:fill-gradient-name="Light_20_Orange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gradient" draw:fill-color="#cfe7f5" draw:fill-gradient-name="Light_20_Grey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  <style:text-properties fo:font-size="8pt" style:font-size-asian="8pt" style:font-size-complex="8pt"/>
    </style:style>
    <style:style style:name="P26" style:family="paragraph">
      <loext:graphic-properties draw:fill="none" draw:fill-color="#ffffff"/>
      <style:paragraph-properties style:writing-mode="lr-tb"/>
      <style:text-properties fo:font-size="7pt" style:font-size-asian="18pt" style:font-size-complex="18pt"/>
    </style:style>
    <style:style style:name="P2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2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18pt" style:font-size-complex="18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5" draw:id="id5" draw:layer="layout" svg:width="2.505cm" svg:height="0.7cm" draw:transform="rotate (1.58894775101564) translate (15.945cm 8.705cm)">
          <draw:text-box>
            <text:p><text:span text:style-name="T1">Anchor</text:span></text:p>
          </draw:text-box>
        </draw:frame>
        <draw:frame draw:style-name="gr1" draw:text-style-name="P1" xml:id="id6" draw:id="id6" draw:layer="layout" svg:width="2.312cm" svg:height="0.7cm" draw:transform="rotate (1.58894775101564) translate (17.396cm 8.607cm)">
          <draw:text-box>
            <text:p><text:span text:style-name="T1">Anchor</text:span></text:p>
          </draw:text-box>
        </draw:frame>
        <draw:connector draw:style-name="gr2" draw:text-style-name="P2" draw:layer="layout" svg:x1="4.271cm" svg:y1="11.523cm" svg:x2="15.901cm" svg:y2="5.847cm" draw:start-shape="id1" draw:start-glue-point="0" draw:end-shape="id2" draw:end-glue-point="3" svg:d="M4271 11523v-5676h11630" svg:viewBox="0 0 11631 5677">
          <text:p/>
        </draw:connector>
        <draw:g xml:id="id3" draw:id="id3">
          <draw:glue-point draw:id="4" svg:x="4.174cm" svg:y="-3.567cm"/>
          <draw:glue-point draw:id="5" svg:x="4.585cm" svg:y="-1.919cm"/>
          <draw:glue-point draw:id="6" svg:x="4.998cm" svg:y="-0.27cm"/>
          <draw:glue-point draw:id="7" svg:x="2.861cm" svg:y="1.782cm"/>
          <draw:glue-point draw:id="8" svg:x="0.663cm" svg:y="3.893cm"/>
          <draw:glue-point draw:id="9" svg:x="-1.399cm" svg:y="3.217cm"/>
          <draw:glue-point draw:id="10" svg:x="-4.174cm" svg:y="2.414cm"/>
          <draw:glue-point draw:id="11" svg:x="-4.587cm" svg:y="0.767cm"/>
          <draw:glue-point draw:id="12" svg:x="-5.001cm" svg:y="-0.88cm"/>
          <draw:glue-point draw:id="13" svg:x="-0.727cm" svg:y="-4.987cm"/>
          <draw:glue-point draw:id="14" svg:x="1.724cm" svg:y="-4.274cm"/>
          <draw:path draw:style-name="gr3" draw:text-style-name="P3" draw:layer="layout" svg:width="2.352cm" svg:height="1.459cm" svg:x="16.731cm" svg:y="7.459cm" svg:viewBox="0 0 2353 1460" svg:d="M0 1460c666 0 1709-461 2160-764 450-304 0-696-227-696z">
            <text:p/>
          </draw:path>
          <draw:g>
            <draw:polygon draw:style-name="gr4" draw:text-style-name="P4" draw:layer="layout" svg:width="1.364cm" svg:height="3.616cm" svg:x="15.366cm" svg:y="5.303cm" svg:viewBox="0 0 1365 3617" draw:points="0,2782 0,0 1365,835 1365,3617">
              <text:p/>
            </draw:polygon>
            <draw:polygon draw:style-name="gr5" draw:text-style-name="P5" draw:layer="layout" svg:width="1.932cm" svg:height="3.964cm" svg:x="16.731cm" svg:y="4.955cm" svg:viewBox="0 0 1933 3965" draw:points="0,3965 0,1182 1933,0 1933,2782">
              <text:p/>
            </draw:polygon>
            <draw:polygon draw:style-name="gr6" draw:text-style-name="P6" draw:layer="layout" svg:width="3.297cm" svg:height="2.016cm" svg:x="15.366cm" svg:y="4.12cm" svg:viewBox="0 0 3298 2017" draw:points="1365,2017 0,1182 1933,0 3298,835">
              <text:p/>
            </draw:polygon>
            <draw:polygon draw:style-name="gr7" draw:text-style-name="P7" draw:layer="layout" svg:width="3.297cm" svg:height="4.798cm" svg:x="15.366cm" svg:y="4.12cm" svg:viewBox="0 0 3298 4799" draw:points="0,3965 0,1182 1933,0 3298,835 3298,3617 1365,4799">
              <text:p/>
            </draw:polygon>
            <draw:line draw:style-name="gr8" draw:text-style-name="P8" draw:layer="layout" svg:x1="16.502cm" svg:y1="8.224cm" svg:x2="15.592cm" svg:y2="7.668cm">
              <text:p/>
            </draw:line>
            <draw:line draw:style-name="gr9" draw:text-style-name="P8" draw:layer="layout" svg:x1="16.502cm" svg:y1="8.503cm" svg:x2="15.592cm" svg:y2="7.947cm">
              <text:p/>
            </draw:line>
            <draw:line draw:style-name="gr10" draw:text-style-name="P8" draw:layer="layout" svg:x1="16.502cm" svg:y1="8.363cm" svg:x2="15.592cm" svg:y2="7.807cm">
              <text:p/>
            </draw:line>
            <draw:polyline draw:style-name="gr11" draw:text-style-name="P8" draw:layer="layout" svg:width="1.135cm" svg:height="0.834cm" svg:x="15.479cm" svg:y="5.721cm" svg:viewBox="0 0 1136 835" draw:points="1136,835 0,140 0,0">
              <text:p/>
            </draw:polyline>
            <draw:polyline draw:style-name="gr12" draw:text-style-name="P8" draw:layer="layout" svg:width="1.116cm" svg:height="0.837cm" svg:x="15.499cm" svg:y="5.718cm" svg:viewBox="0 0 1117 838" draw:points="1117,838 1117,698 0,0">
              <text:p/>
            </draw:polyline>
            <draw:polygon draw:style-name="gr13" draw:text-style-name="P9" draw:layer="layout" svg:width="0.132cm" svg:height="0.245cm" svg:x="15.9cm" svg:y="7.109cm" svg:viewBox="0 0 133 246" draw:points="0,164 0,0 133,81 133,246">
              <text:p/>
            </draw:polygon>
            <draw:line draw:style-name="gr14" draw:text-style-name="P8" draw:layer="layout" svg:x1="16.502cm" svg:y1="8.084cm" svg:x2="15.592cm" svg:y2="7.528cm">
              <text:p/>
            </draw:line>
          </draw:g>
        </draw:g>
        <draw:g xml:id="id4" draw:id="id4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5" draw:text-style-name="P3" draw:layer="layout" svg:width="1.919cm" svg:height="1.411cm" svg:x="25.564cm" svg:y="12.008cm" svg:viewBox="0 0 1920 1412" svg:d="M2 1412c158 0 1918-878 1918-1146 0-266-247-266-406-266 0 114-1570 572-1512 1412z">
              <text:p/>
            </draw:path>
            <draw:g>
              <draw:polygon draw:style-name="gr16" draw:text-style-name="P4" draw:layer="layout" svg:width="2.035cm" svg:height="2.097cm" svg:x="23.413cm" svg:y="11.245cm" svg:viewBox="0 0 2036 2098" draw:points="0,763 0,0 2036,1335 2036,2098">
                <text:p/>
              </draw:polygon>
              <draw:polygon draw:style-name="gr17" draw:text-style-name="P5" draw:layer="layout" svg:width="1.743cm" svg:height="1.906cm" svg:x="25.448cm" svg:y="11.436cm" svg:viewBox="0 0 1744 1907" draw:points="0,1907 0,1144 1744,0 1744,763">
                <text:p/>
              </draw:polygon>
              <draw:polygon draw:style-name="gr18" draw:text-style-name="P6" draw:layer="layout" svg:width="3.78cm" svg:height="2.478cm" svg:x="23.413cm" svg:y="10.101cm" svg:viewBox="0 0 3781 2479" draw:points="2036,2479 0,1144 1744,0 3781,1335">
                <text:p/>
              </draw:polygon>
              <draw:line draw:style-name="gr19" draw:text-style-name="P8" draw:layer="layout" svg:x1="24.109cm" svg:y1="11.856cm" svg:x2="24.109cm" svg:y2="12.314cm">
                <text:p/>
              </draw:line>
              <draw:line draw:style-name="gr20" draw:text-style-name="P8" draw:layer="layout" svg:x1="25.39cm" svg:y1="12.834cm" svg:x2="24.459cm" svg:y2="12.223cm">
                <text:p/>
              </draw:line>
              <draw:line draw:style-name="gr21" draw:text-style-name="P8" draw:layer="layout" svg:x1="24.453cm" svg:y1="12.085cm" svg:x2="24.453cm" svg:y2="12.237cm">
                <text:p/>
              </draw:line>
              <draw:line draw:style-name="gr22" draw:text-style-name="P8" draw:layer="layout" svg:x1="25.385cm" svg:y1="12.696cm" svg:x2="25.385cm" svg:y2="12.848cm">
                <text:p/>
              </draw:line>
              <draw:line draw:style-name="gr23" draw:text-style-name="P8" draw:layer="layout" svg:x1="25.384cm" svg:y1="12.696cm" svg:x2="24.453cm" svg:y2="12.085cm">
                <text:p/>
              </draw:line>
              <draw:polygon draw:style-name="gr24" draw:text-style-name="P9" draw:layer="layout" svg:width="0.116cm" svg:height="0.228cm" svg:x="24.226cm" svg:y="11.931cm" svg:viewBox="0 0 117 229" draw:points="0,152 0,0 117,77 117,229">
                <text:p/>
              </draw:polygon>
              <draw:line draw:style-name="gr25" draw:text-style-name="P8" draw:layer="layout" svg:x1="23.994cm" svg:y1="11.781cm" svg:x2="23.994cm" svg:y2="12.239cm">
                <text:p/>
              </draw:line>
              <draw:line draw:style-name="gr26" draw:text-style-name="P8" draw:layer="layout" svg:x1="23.877cm" svg:y1="11.704cm" svg:x2="23.877cm" svg:y2="12.162cm">
                <text:p/>
              </draw:line>
              <draw:line draw:style-name="gr27" draw:text-style-name="P8" draw:layer="layout" svg:x1="23.762cm" svg:y1="11.627cm" svg:x2="23.762cm" svg:y2="12.085cm">
                <text:p/>
              </draw:line>
              <draw:line draw:style-name="gr28" draw:text-style-name="P8" draw:layer="layout" svg:x1="23.645cm" svg:y1="11.55cm" svg:x2="23.645cm" svg:y2="12.008cm">
                <text:p/>
              </draw:line>
              <draw:line draw:style-name="gr29" draw:text-style-name="P8" draw:layer="layout" svg:x1="23.528cm" svg:y1="11.475cm" svg:x2="23.528cm" svg:y2="11.933cm">
                <text:p/>
              </draw:line>
              <draw:polygon draw:style-name="gr30" draw:text-style-name="P4" draw:layer="layout" svg:width="0.116cm" svg:height="0.839cm" svg:x="23.296cm" svg:y="11.169cm" svg:viewBox="0 0 117 840" draw:points="0,763 0,0 117,77 117,840">
                <text:p/>
              </draw:polygon>
              <draw:polygon draw:style-name="gr31" draw:text-style-name="P4" draw:layer="layout" svg:width="0.116cm" svg:height="0.839cm" svg:x="25.448cm" svg:y="12.58cm" svg:viewBox="0 0 117 840" draw:points="0,763 0,0 117,77 117,840">
                <text:p/>
              </draw:polygon>
              <draw:polygon draw:style-name="gr32" draw:text-style-name="P7" draw:layer="layout" svg:width="3.897cm" svg:height="3.316cm" svg:x="23.296cm" svg:y="10.101cm" svg:viewBox="0 0 3898 3317" draw:points="0,1830 0,1067 117,1144 1861,0 3898,1335 3898,2098 2269,3165 2269,3317">
                <text:p/>
              </draw:polygon>
            </draw:g>
          </draw:g>
          <draw:g>
            <draw:path draw:style-name="gr33" draw:text-style-name="P10" draw:layer="layout" svg:width="0.51cm" svg:height="0.437cm" svg:x="25.983cm" svg:y="12.728cm" svg:viewBox="0 0 511 438" svg:d="M252 0c222 0 259 163 259 309-74 96-369 195-510 69-9-141 28-378 251-378z">
              <text:p/>
            </draw:path>
            <draw:path draw:style-name="gr34" draw:text-style-name="P11" draw:layer="layout" svg:width="0.11cm" svg:height="0.314cm" svg:x="26.236cm" svg:y="12.802cm" svg:viewBox="0 0 111 315" svg:d="M0 24c25-15 87-8 111-24 0 96 0 315 0 315 0-110-86-210-111-291z">
              <text:p/>
            </draw:path>
            <draw:path draw:style-name="gr35" draw:text-style-name="P12" draw:layer="layout" svg:width="0.168cm" svg:height="0.263cm" svg:x="26.189cm" svg:y="12.583cm" svg:viewBox="0 0 169 264" svg:d="M74 0c62 0 83 89 83 136 0 49 40 106-27 123-65 16-130-3-130-114 0-110 10-145 74-145z">
              <text:p/>
            </draw:path>
            <draw:path draw:style-name="gr36" draw:text-style-name="P13" draw:layer="layout" svg:width="0.258cm" svg:height="0.386cm" svg:x="26.199cm" svg:y="12.365cm" svg:viewBox="0 0 259 387" svg:d="M148 0c63 0 111 0 111 170 0 169-48 217-111 217-62 0-148-108-148-217s86-170 148-170z">
              <text:p/>
            </draw:path>
            <draw:path draw:style-name="gr37" draw:text-style-name="P14" draw:layer="layout" svg:width="0.314cm" svg:height="0.366cm" svg:x="26.137cm" svg:y="12.267cm" svg:viewBox="0 0 315 367" svg:d="M136 0c74 0 185 0 179 96-39 46-160 13-179 49-59 112 37 291-111 195-75-219 36-340 111-340z">
              <text:p/>
            </draw:path>
            <draw:path draw:style-name="gr38" draw:text-style-name="P15" draw:layer="layout" svg:width="0.437cm" svg:height="0.354cm" svg:x="26.458cm" svg:y="12.826cm" svg:viewBox="0 0 438 355" svg:d="M223 0c222 0 215 163 215 309-74 96-364 31-438-90 37-98 0-219 223-219z">
              <text:p/>
            </draw:path>
            <draw:path draw:style-name="gr39" draw:text-style-name="P11" draw:layer="layout" svg:width="0.11cm" svg:height="0.241cm" svg:x="26.569cm" svg:y="12.9cm" svg:viewBox="0 0 111 242" svg:d="M0 0c37 24 87 16 111 0-74 72-111 242-111 242 0-109 0-146 0-242z">
              <text:p/>
            </draw:path>
            <draw:path draw:style-name="gr40" draw:text-style-name="P12" draw:layer="layout" svg:width="0.152cm" svg:height="0.2cm" svg:x="26.569cm" svg:y="12.705cm" svg:viewBox="0 0 153 201" svg:d="M111 0c63 0 37 72 37 121s-74 98-111 74c-37-25-37-25-37-99 0-72 47-96 111-96z">
              <text:p/>
            </draw:path>
            <draw:path draw:style-name="gr41" draw:text-style-name="P16" draw:layer="layout" svg:width="0.222cm" svg:height="0.314cm" svg:x="26.495cm" svg:y="12.509cm" svg:viewBox="0 0 223 315" svg:d="M111 0c63 0 112 24 112 121 0 98-49 194-112 194-64 0-111-84-111-194 0-109 47-121 111-121z">
              <text:p/>
            </draw:path>
            <draw:path draw:style-name="gr42" draw:text-style-name="P17" draw:layer="layout" svg:width="0.309cm" svg:height="0.443cm" svg:x="26.495cm" svg:y="12.388cm" svg:viewBox="0 0 310 444" svg:d="M200 0c-76 0-206 24-200 121 39 45 167 12 186 49 60 111-13 316 74 266 111-241 12-436-60-436z">
              <text:p/>
            </draw:path>
            <draw:path draw:style-name="gr43" draw:text-style-name="P18" draw:layer="layout" svg:width="0.905cm" svg:height="0.901cm" svg:x="25.989cm" svg:y="12.267cm" svg:viewBox="0 0 906 902" svg:d="M284 0c74 0 190 0 184 96-1 10-25 18-37 25 74 170 0 365-73 365 73 24 122 82 139 178 14-58 50-87 82-82v-35c-77-49-100-223-37-279 0 0-47-9-37-26-10-116 212-140 234-109 65 33 121 274 19 441 155-11 148 230 148 294-169 77-356 12-426-74-109 103-383 137-479 50-12-183 58-362 195-377 0-38 8-69 8-111-13-7-22-6-31-16-74-219 37-340 111-340z">
              <text:p/>
            </draw:path>
          </draw:g>
        </draw:g>
        <draw:g xml:id="id7" draw:id="id7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44" draw:text-style-name="P19" draw:layer="layout" svg:width="0.1cm" svg:height="0.122cm" svg:x="25.703cm" svg:y="17.604cm" svg:viewBox="0 0 101 123" draw:points="101,73 82,0 0,48 20,123">
              <text:p/>
            </draw:polygon>
            <draw:polygon draw:style-name="gr45" draw:text-style-name="P20" draw:layer="layout" svg:width="0.222cm" svg:height="0.134cm" svg:x="25.559cm" svg:y="17.52cm" svg:viewBox="0 0 223 135" draw:points="223,85 183,48 121,12 82,0 0,48 41,61 101,99 142,135">
              <text:p/>
            </draw:polygon>
            <draw:path draw:style-name="gr46" draw:text-style-name="P21" draw:layer="layout" svg:width="0.182cm" svg:height="0.158cm" svg:x="25.541cm" svg:y="17.568cm" svg:viewBox="0 0 183 159" svg:d="M0 48c0-72 41-48 82-24 39 24 80 24 101 135 0 0-82-48-183-111z">
              <text:p/>
            </draw:path>
            <draw:path draw:style-name="gr47" draw:text-style-name="P7" draw:layer="layout" svg:width="0.263cm" svg:height="0.208cm" svg:x="25.541cm" svg:y="17.52cm" svg:viewBox="0 0 264 209" svg:d="M101 0c41 12 41 12 82 38 20 10 61 23 81 121-41 26-41 26-81 50-23-12-142-86-183-110 0-61 41-61 101-99z">
              <text:p/>
            </draw:path>
          </draw:g>
          <draw:g>
            <draw:path draw:style-name="gr48" draw:text-style-name="P3" draw:layer="layout" svg:width="0.233cm" svg:height="0.151cm" svg:x="24.898cm" svg:y="17.688cm" svg:viewBox="0 0 234 152" svg:d="M0 152c56 0 196-67 223-84 28-16 0-68-54-68 0 38-169 152-169 152z">
              <text:p/>
            </draw:path>
            <draw:g>
              <draw:polygon draw:style-name="gr49" draw:text-style-name="P19" draw:layer="layout" svg:width="0.202cm" svg:height="0.17cm" svg:x="24.864cm" svg:y="17.685cm" svg:viewBox="0 0 203 171" draw:points="203,48 203,0 0,123 0,171">
                <text:p/>
              </draw:polygon>
              <draw:polygon draw:style-name="gr50" draw:text-style-name="P19" draw:layer="layout" svg:width="0.202cm" svg:height="0.208cm" svg:x="24.701cm" svg:y="17.5cm" svg:viewBox="0 0 203 209" draw:points="203,85 203,0 0,123 0,209">
                <text:p/>
              </draw:polygon>
              <draw:polygon draw:style-name="gr51" draw:text-style-name="P20" draw:layer="layout" svg:width="0.366cm" svg:height="0.219cm" svg:x="24.701cm" svg:y="17.586cm" svg:viewBox="0 0 367 220" draw:points="367,99 203,0 0,123 162,220">
                <text:p/>
              </draw:polygon>
              <draw:polygon draw:style-name="gr52" draw:text-style-name="P21" draw:layer="layout" svg:width="0.202cm" svg:height="0.208cm" svg:x="24.661cm" svg:y="17.647cm" svg:viewBox="0 0 203 209" draw:points="203,209 203,159 41,61 41,0 0,24 0,85">
                <text:p/>
              </draw:polygon>
              <draw:polygon draw:style-name="gr53" draw:text-style-name="P19" draw:layer="layout" svg:width="0.649cm" svg:height="0.929cm" svg:x="24.641cm" svg:y="16.754cm" svg:viewBox="0 0 650 930" draw:points="650,540 650,0 0,393 0,930">
                <text:p/>
              </draw:polygon>
              <draw:polygon draw:style-name="gr54" draw:text-style-name="P22" draw:layer="layout" svg:width="0.608cm" svg:height="0.857cm" svg:x="24.661cm" svg:y="16.791cm" svg:viewBox="0 0 609 858" draw:points="609,489 609,0 0,367 0,858">
                <text:p/>
              </draw:polygon>
              <draw:polygon draw:style-name="gr55" draw:text-style-name="P20" draw:layer="layout" svg:width="0.69cm" svg:height="0.416cm" svg:x="24.6cm" svg:y="16.73cm" svg:viewBox="0 0 691 417" draw:points="41,417 691,24 650,0 0,393">
                <text:p/>
              </draw:polygon>
              <draw:polygon draw:style-name="gr56" draw:text-style-name="P21" draw:layer="layout" svg:width="0.04cm" svg:height="0.563cm" svg:x="24.6cm" svg:y="17.121cm" svg:viewBox="0 0 41 564" draw:points="41,564 41,24 0,0 0,540">
                <text:p/>
              </draw:polygon>
              <draw:polygon draw:style-name="gr57" draw:text-style-name="P7" draw:layer="layout" svg:width="0.69cm" svg:height="1.125cm" svg:x="24.6cm" svg:y="16.73cm" svg:viewBox="0 0 691 1126" draw:points="650,0 0,393 0,930 41,955 61,943 61,1005 264,1126 467,1005 467,955 305,858 305,796 691,564 691,24">
                <text:p/>
              </draw:polygon>
            </draw:g>
          </draw:g>
          <draw:g>
            <draw:path draw:style-name="gr58" draw:text-style-name="P3" draw:layer="layout" svg:width="0.172cm" svg:height="0.117cm" svg:x="25.462cm" svg:y="17.777cm" svg:viewBox="0 0 173 118" svg:d="M0 118c0 0 112-33 140-50 29-20 56-68 0-68 0 38-140 118-140 118z">
              <text:p/>
            </draw:path>
            <draw:g>
              <draw:polygon draw:style-name="gr59" draw:text-style-name="P20" draw:layer="layout" svg:width="0.872cm" svg:height="0.525cm" svg:x="24.729cm" svg:y="17.624cm" svg:viewBox="0 0 873 526" draw:points="223,526 873,135 650,0 0,393">
                <text:p/>
              </draw:polygon>
              <draw:polygon draw:style-name="gr60" draw:text-style-name="P21" draw:layer="layout" svg:width="0.222cm" svg:height="0.184cm" svg:x="24.729cm" svg:y="18.015cm" svg:viewBox="0 0 223 185" draw:points="223,185 223,135 0,0 0,48">
                <text:p/>
              </draw:polygon>
              <draw:polygon draw:style-name="gr61" draw:text-style-name="P19" draw:layer="layout" svg:width="0.649cm" svg:height="0.44cm" svg:x="24.952cm" svg:y="17.757cm" svg:viewBox="0 0 650 441" draw:points="650,48 650,0 0,393 0,441">
                <text:p/>
              </draw:polygon>
              <draw:polygon draw:style-name="gr62" draw:text-style-name="P7" draw:layer="layout" svg:width="0.872cm" svg:height="0.573cm" svg:x="24.729cm" svg:y="17.624cm" svg:viewBox="0 0 873 574" draw:points="650,0 0,393 0,441 223,574 873,185 873,135">
                <text:p/>
              </draw:polygon>
              <draw:g>
                <draw:polygon draw:style-name="gr63" draw:text-style-name="P23" draw:layer="layout" svg:width="0.284cm" svg:height="0.17cm" svg:x="25.267cm" svg:y="17.657cm" svg:viewBox="0 0 285 171" draw:points="285,99 121,0 0,73 162,171">
                  <text:p/>
                </draw:polygon>
                <draw:line draw:style-name="gr64" draw:text-style-name="P8" draw:layer="layout" svg:x1="25.509cm" svg:y1="17.781cm" svg:x2="25.347cm" svg:y2="17.682cm">
                  <text:p/>
                </draw:line>
                <draw:line draw:style-name="gr65" draw:text-style-name="P8" draw:layer="layout" svg:x1="25.468cm" svg:y1="17.803cm" svg:x2="25.306cm" svg:y2="17.704cm">
                  <text:p/>
                </draw:line>
                <draw:line draw:style-name="gr66" draw:text-style-name="P8" draw:layer="layout" svg:x1="25.427cm" svg:y1="17.682cm" svg:x2="25.306cm" svg:y2="17.755cm">
                  <text:p/>
                </draw:line>
                <draw:line draw:style-name="gr67" draw:text-style-name="P8" draw:layer="layout" svg:x1="25.468cm" svg:y1="17.704cm" svg:x2="25.347cm" svg:y2="17.777cm">
                  <text:p/>
                </draw:line>
                <draw:line draw:style-name="gr68" draw:text-style-name="P8" draw:layer="layout" svg:x1="25.511cm" svg:y1="17.73cm" svg:x2="25.429cm" svg:y2="17.778cm">
                  <text:p/>
                </draw:line>
              </draw:g>
              <draw:g>
                <draw:polygon draw:style-name="gr69" draw:text-style-name="P23" draw:layer="layout" svg:width="0.588cm" svg:height="0.354cm" svg:x="24.79cm" svg:y="17.761cm" svg:viewBox="0 0 589 355" draw:points="589,99 426,0 0,256 162,355">
                  <text:p/>
                </draw:polygon>
                <draw:line draw:style-name="gr70" draw:text-style-name="P8" draw:layer="layout" svg:x1="25.337cm" svg:y1="17.832cm" svg:x2="24.911cm" svg:y2="18.088cm">
                  <text:p/>
                </draw:line>
                <draw:line draw:style-name="gr71" draw:text-style-name="P8" draw:layer="layout" svg:x1="25.296cm" svg:y1="17.809cm" svg:x2="24.87cm" svg:y2="18.065cm">
                  <text:p/>
                </draw:line>
                <draw:line draw:style-name="gr72" draw:text-style-name="P8" draw:layer="layout" svg:x1="25.255cm" svg:y1="17.785cm" svg:x2="24.829cm" svg:y2="18.041cm">
                  <text:p/>
                </draw:line>
                <draw:line draw:style-name="gr73" draw:text-style-name="P8" draw:layer="layout" svg:x1="24.87cm" svg:y1="18.016cm" svg:x2="24.829cm" svg:y2="17.992cm">
                  <text:p/>
                </draw:line>
                <draw:line draw:style-name="gr74" draw:text-style-name="P8" draw:layer="layout" svg:x1="24.911cm" svg:y1="17.992cm" svg:x2="24.87cm" svg:y2="17.968cm">
                  <text:p/>
                </draw:line>
                <draw:line draw:style-name="gr75" draw:text-style-name="P8" draw:layer="layout" svg:x1="24.952cm" svg:y1="17.966cm" svg:x2="24.911cm" svg:y2="17.942cm">
                  <text:p/>
                </draw:line>
                <draw:line draw:style-name="gr76" draw:text-style-name="P8" draw:layer="layout" svg:x1="24.932cm" svg:y1="18.029cm" svg:x2="24.891cm" svg:y2="18.005cm">
                  <text:p/>
                </draw:line>
                <draw:line draw:style-name="gr77" draw:text-style-name="P8" draw:layer="layout" svg:x1="24.973cm" svg:y1="18.004cm" svg:x2="24.932cm" svg:y2="17.98cm">
                  <text:p/>
                </draw:line>
                <draw:line draw:style-name="gr78" draw:text-style-name="P8" draw:layer="layout" svg:x1="25.013cm" svg:y1="17.98cm" svg:x2="24.972cm" svg:y2="17.956cm">
                  <text:p/>
                </draw:line>
                <draw:line draw:style-name="gr79" draw:text-style-name="P8" draw:layer="layout" svg:x1="24.993cm" svg:y1="17.942cm" svg:x2="24.952cm" svg:y2="17.918cm">
                  <text:p/>
                </draw:line>
                <draw:line draw:style-name="gr80" draw:text-style-name="P8" draw:layer="layout" svg:x1="25.054cm" svg:y1="17.954cm" svg:x2="25.013cm" svg:y2="17.93cm">
                  <text:p/>
                </draw:line>
                <draw:line draw:style-name="gr81" draw:text-style-name="P8" draw:layer="layout" svg:x1="25.034cm" svg:y1="17.918cm" svg:x2="24.993cm" svg:y2="17.894cm">
                  <text:p/>
                </draw:line>
                <draw:line draw:style-name="gr82" draw:text-style-name="P8" draw:layer="layout" svg:x1="25.075cm" svg:y1="17.894cm" svg:x2="25.034cm" svg:y2="17.87cm">
                  <text:p/>
                </draw:line>
                <draw:line draw:style-name="gr83" draw:text-style-name="P8" draw:layer="layout" svg:x1="25.114cm" svg:y1="17.869cm" svg:x2="25.073cm" svg:y2="17.845cm">
                  <text:p/>
                </draw:line>
                <draw:line draw:style-name="gr84" draw:text-style-name="P8" draw:layer="layout" svg:x1="25.095cm" svg:y1="17.932cm" svg:x2="25.054cm" svg:y2="17.908cm">
                  <text:p/>
                </draw:line>
                <draw:line draw:style-name="gr85" draw:text-style-name="P8" draw:layer="layout" svg:x1="25.135cm" svg:y1="17.906cm" svg:x2="25.094cm" svg:y2="17.882cm">
                  <text:p/>
                </draw:line>
                <draw:line draw:style-name="gr86" draw:text-style-name="P8" draw:layer="layout" svg:x1="25.176cm" svg:y1="17.882cm" svg:x2="25.135cm" svg:y2="17.858cm">
                  <text:p/>
                </draw:line>
                <draw:line draw:style-name="gr87" draw:text-style-name="P8" draw:layer="layout" svg:x1="25.155cm" svg:y1="17.845cm" svg:x2="25.114cm" svg:y2="17.821cm">
                  <text:p/>
                </draw:line>
                <draw:line draw:style-name="gr88" draw:text-style-name="P8" draw:layer="layout" svg:x1="25.216cm" svg:y1="17.856cm" svg:x2="25.175cm" svg:y2="17.832cm">
                  <text:p/>
                </draw:line>
                <draw:line draw:style-name="gr89" draw:text-style-name="P8" draw:layer="layout" svg:x1="25.196cm" svg:y1="17.821cm" svg:x2="25.155cm" svg:y2="17.797cm">
                  <text:p/>
                </draw:line>
                <draw:line draw:style-name="gr90" draw:text-style-name="P8" draw:layer="layout" svg:x1="25.237cm" svg:y1="17.795cm" svg:x2="25.196cm" svg:y2="17.771cm">
                  <text:p/>
                </draw:line>
                <draw:line draw:style-name="gr91" draw:text-style-name="P8" draw:layer="layout" svg:x1="25.257cm" svg:y1="17.833cm" svg:x2="25.216cm" svg:y2="17.809cm">
                  <text:p/>
                </draw:line>
                <draw:line draw:style-name="gr92" draw:text-style-name="P8" draw:layer="layout" svg:x1="24.993cm" svg:y1="18.041cm" svg:x2="24.952cm" svg:y2="18.017cm">
                  <text:p/>
                </draw:line>
                <draw:line draw:style-name="gr93" draw:text-style-name="P8" draw:layer="layout" svg:x1="25.034cm" svg:y1="18.016cm" svg:x2="24.993cm" svg:y2="17.992cm">
                  <text:p/>
                </draw:line>
                <draw:line draw:style-name="gr94" draw:text-style-name="P8" draw:layer="layout" svg:x1="25.075cm" svg:y1="17.992cm" svg:x2="25.034cm" svg:y2="17.968cm">
                  <text:p/>
                </draw:line>
                <draw:line draw:style-name="gr95" draw:text-style-name="P8" draw:layer="layout" svg:x1="25.095cm" svg:y1="18.029cm" svg:x2="25.054cm" svg:y2="18.005cm">
                  <text:p/>
                </draw:line>
                <draw:line draw:style-name="gr96" draw:text-style-name="P8" draw:layer="layout" svg:x1="25.135cm" svg:y1="18.004cm" svg:x2="25.094cm" svg:y2="17.98cm">
                  <text:p/>
                </draw:line>
                <draw:line draw:style-name="gr97" draw:text-style-name="P8" draw:layer="layout" svg:x1="25.114cm" svg:y1="17.966cm" svg:x2="25.073cm" svg:y2="17.942cm">
                  <text:p/>
                </draw:line>
                <draw:line draw:style-name="gr98" draw:text-style-name="P8" draw:layer="layout" svg:x1="25.155cm" svg:y1="17.942cm" svg:x2="25.114cm" svg:y2="17.918cm">
                  <text:p/>
                </draw:line>
                <draw:line draw:style-name="gr99" draw:text-style-name="P8" draw:layer="layout" svg:x1="25.196cm" svg:y1="17.918cm" svg:x2="25.155cm" svg:y2="17.894cm">
                  <text:p/>
                </draw:line>
                <draw:line draw:style-name="gr100" draw:text-style-name="P8" draw:layer="layout" svg:x1="25.237cm" svg:y1="17.894cm" svg:x2="25.196cm" svg:y2="17.87cm">
                  <text:p/>
                </draw:line>
                <draw:line draw:style-name="gr101" draw:text-style-name="P8" draw:layer="layout" svg:x1="25.297cm" svg:y1="17.906cm" svg:x2="25.256cm" svg:y2="17.882cm">
                  <text:p/>
                </draw:line>
                <draw:line draw:style-name="gr102" draw:text-style-name="P8" draw:layer="layout" svg:x1="25.276cm" svg:y1="17.869cm" svg:x2="25.235cm" svg:y2="17.845cm">
                  <text:p/>
                </draw:line>
                <draw:line draw:style-name="gr103" draw:text-style-name="P8" draw:layer="layout" svg:x1="25.338cm" svg:y1="17.882cm" svg:x2="25.297cm" svg:y2="17.858cm">
                  <text:p/>
                </draw:line>
                <draw:line draw:style-name="gr104" draw:text-style-name="P8" draw:layer="layout" svg:x1="25.013cm" svg:y1="18.079cm" svg:x2="24.972cm" svg:y2="18.055cm">
                  <text:p/>
                </draw:line>
                <draw:line draw:style-name="gr105" draw:text-style-name="P8" draw:layer="layout" svg:x1="25.054cm" svg:y1="18.053cm" svg:x2="25.013cm" svg:y2="18.029cm">
                  <text:p/>
                </draw:line>
              </draw:g>
            </draw:g>
          </draw:g>
        </draw:g>
        <draw:g xml:id="id8" draw:id="id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106" draw:text-style-name="P19" draw:layer="layout" svg:width="0.104cm" svg:height="0.133cm" svg:x="13.095cm" svg:y="13.152cm" svg:viewBox="0 0 105 134" draw:points="105,79 86,0 0,53 21,134">
              <text:p/>
            </draw:polygon>
            <draw:polygon draw:style-name="gr107" draw:text-style-name="P20" draw:layer="layout" svg:width="0.232cm" svg:height="0.146cm" svg:x="12.945cm" svg:y="13.059cm" svg:viewBox="0 0 233 147" draw:points="233,92 191,53 126,13 86,0 0,53 43,66 105,107 148,147">
              <text:p/>
            </draw:polygon>
            <draw:path draw:style-name="gr108" draw:text-style-name="P21" draw:layer="layout" svg:width="0.19cm" svg:height="0.172cm" svg:x="12.924cm" svg:y="13.112cm" svg:viewBox="0 0 191 173" svg:d="M0 53c0-79 43-53 86-27 40 27 83 27 105 147 0 0-86-53-191-120z">
              <text:p/>
            </draw:path>
            <draw:path draw:style-name="gr109" draw:text-style-name="P7" draw:layer="layout" svg:width="0.275cm" svg:height="0.227cm" svg:x="12.924cm" svg:y="13.059cm" svg:viewBox="0 0 276 228" svg:d="M105 0c43 13 43 13 86 41 21 12 64 25 85 132-43 28-43 28-85 55-24-14-148-94-191-121 0-66 43-66 105-107z">
              <text:p/>
            </draw:path>
          </draw:g>
          <draw:g>
            <draw:path draw:style-name="gr110" draw:text-style-name="P3" draw:layer="layout" svg:width="0.244cm" svg:height="0.164cm" svg:x="12.255cm" svg:y="13.242cm" svg:viewBox="0 0 245 165" svg:d="M0 165c58 0 204-73 233-91s0-74-56-74c0 41-177 165-177 165z">
              <text:p/>
            </draw:path>
            <draw:g>
              <draw:polygon draw:style-name="gr111" draw:text-style-name="P19" draw:layer="layout" svg:width="0.211cm" svg:height="0.185cm" svg:x="12.218cm" svg:y="13.239cm" svg:viewBox="0 0 212 186" draw:points="212,53 212,0 0,134 0,186">
                <text:p/>
              </draw:polygon>
              <draw:polygon draw:style-name="gr112" draw:text-style-name="P19" draw:layer="layout" svg:width="0.211cm" svg:height="0.227cm" svg:x="12.049cm" svg:y="13.038cm" svg:viewBox="0 0 212 228" draw:points="212,92 212,0 0,134 0,228">
                <text:p/>
              </draw:polygon>
              <draw:polygon draw:style-name="gr113" draw:text-style-name="P20" draw:layer="layout" svg:width="0.382cm" svg:height="0.238cm" svg:x="12.049cm" svg:y="13.132cm" svg:viewBox="0 0 383 239" draw:points="383,107 212,0 0,134 169,239">
                <text:p/>
              </draw:polygon>
              <draw:polygon draw:style-name="gr114" draw:text-style-name="P21" draw:layer="layout" svg:width="0.211cm" svg:height="0.227cm" svg:x="12.006cm" svg:y="13.198cm" svg:viewBox="0 0 212 228" draw:points="212,228 212,173 43,66 43,0 0,26 0,92">
                <text:p/>
              </draw:polygon>
              <draw:polygon draw:style-name="gr115" draw:text-style-name="P19" draw:layer="layout" svg:width="0.678cm" svg:height="1.012cm" svg:x="11.985cm" svg:y="12.226cm" svg:viewBox="0 0 679 1013" draw:points="679,587 679,0 0,427 0,1013">
                <text:p/>
              </draw:polygon>
              <draw:polygon draw:style-name="gr116" draw:text-style-name="P22" draw:layer="layout" svg:width="0.635cm" svg:height="0.933cm" svg:x="12.006cm" svg:y="12.266cm" svg:viewBox="0 0 636 934" draw:points="636,533 636,0 0,399 0,934">
                <text:p/>
              </draw:polygon>
              <draw:polygon draw:style-name="gr117" draw:text-style-name="P20" draw:layer="layout" svg:width="0.72cm" svg:height="0.453cm" svg:x="11.942cm" svg:y="12.2cm" svg:viewBox="0 0 721 454" draw:points="43,454 721,26 679,0 0,427">
                <text:p/>
              </draw:polygon>
              <draw:polygon draw:style-name="gr118" draw:text-style-name="P21" draw:layer="layout" svg:width="0.042cm" svg:height="0.613cm" svg:x="11.942cm" svg:y="12.626cm" svg:viewBox="0 0 43 614" draw:points="43,614 43,26 0,0 0,587">
                <text:p/>
              </draw:polygon>
              <draw:polygon draw:style-name="gr119" draw:text-style-name="P7" draw:layer="layout" svg:width="0.72cm" svg:height="1.225cm" svg:x="11.942cm" svg:y="12.2cm" svg:viewBox="0 0 721 1226" draw:points="679,0 0,427 0,1013 43,1039 64,1026 64,1094 276,1226 488,1094 488,1039 319,934 319,866 721,614 721,26">
                <text:p/>
              </draw:polygon>
            </draw:g>
          </draw:g>
          <draw:g>
            <draw:path draw:style-name="gr120" draw:text-style-name="P3" draw:layer="layout" svg:width="0.179cm" svg:height="0.128cm" svg:x="12.842cm" svg:y="13.34cm" svg:viewBox="0 0 180 129" svg:d="M0 129c0 0 117-37 146-55 31-21 58-74 0-74 0 41-146 129-146 129z">
              <text:p/>
            </draw:path>
            <draw:g>
              <draw:polygon draw:style-name="gr121" draw:text-style-name="P20" draw:layer="layout" svg:width="0.911cm" svg:height="0.571cm" svg:x="12.076cm" svg:y="13.173cm" svg:viewBox="0 0 912 572" draw:points="233,572 912,147 679,0 0,427">
                <text:p/>
              </draw:polygon>
              <draw:polygon draw:style-name="gr122" draw:text-style-name="P21" draw:layer="layout" svg:width="0.232cm" svg:height="0.2cm" svg:x="12.076cm" svg:y="13.599cm" svg:viewBox="0 0 233 201" draw:points="233,201 233,147 0,0 0,53">
                <text:p/>
              </draw:polygon>
              <draw:polygon draw:style-name="gr123" draw:text-style-name="P19" draw:layer="layout" svg:width="0.678cm" svg:height="0.479cm" svg:x="12.309cm" svg:y="13.318cm" svg:viewBox="0 0 679 480" draw:points="679,53 679,0 0,427 0,480">
                <text:p/>
              </draw:polygon>
              <draw:polygon draw:style-name="gr124" draw:text-style-name="P7" draw:layer="layout" svg:width="0.911cm" svg:height="0.624cm" svg:x="12.076cm" svg:y="13.173cm" svg:viewBox="0 0 912 625" draw:points="679,0 0,427 0,480 233,625 912,201 912,147">
                <text:p/>
              </draw:polygon>
              <draw:g>
                <draw:polygon draw:style-name="gr125" draw:text-style-name="P23" draw:layer="layout" svg:width="0.296cm" svg:height="0.185cm" svg:x="12.638cm" svg:y="13.209cm" svg:viewBox="0 0 297 186" draw:points="297,107 126,0 0,79 169,186">
                  <text:p/>
                </draw:polygon>
                <draw:line draw:style-name="gr126" draw:text-style-name="P8" draw:layer="layout" svg:x1="12.891cm" svg:y1="13.343cm" svg:x2="12.722cm" svg:y2="13.236cm">
                  <text:p/>
                </draw:line>
                <draw:line draw:style-name="gr127" draw:text-style-name="P8" draw:layer="layout" svg:x1="12.848cm" svg:y1="13.368cm" svg:x2="12.679cm" svg:y2="13.261cm">
                  <text:p/>
                </draw:line>
                <draw:line draw:style-name="gr128" draw:text-style-name="P8" draw:layer="layout" svg:x1="12.805cm" svg:y1="13.236cm" svg:x2="12.679cm" svg:y2="13.315cm">
                  <text:p/>
                </draw:line>
                <draw:line draw:style-name="gr129" draw:text-style-name="P8" draw:layer="layout" svg:x1="12.848cm" svg:y1="13.261cm" svg:x2="12.722cm" svg:y2="13.34cm">
                  <text:p/>
                </draw:line>
                <draw:line draw:style-name="gr130" draw:text-style-name="P8" draw:layer="layout" svg:x1="12.893cm" svg:y1="13.289cm" svg:x2="12.807cm" svg:y2="13.342cm">
                  <text:p/>
                </draw:line>
              </draw:g>
              <draw:g>
                <draw:polygon draw:style-name="gr131" draw:text-style-name="P23" draw:layer="layout" svg:width="0.613cm" svg:height="0.385cm" svg:x="12.14cm" svg:y="13.322cm" svg:viewBox="0 0 614 386" draw:points="614,107 445,0 0,279 169,386">
                  <text:p/>
                </draw:polygon>
                <draw:line draw:style-name="gr132" draw:text-style-name="P8" draw:layer="layout" svg:x1="12.712cm" svg:y1="13.401cm" svg:x2="12.267cm" svg:y2="13.68cm">
                  <text:p/>
                </draw:line>
                <draw:line draw:style-name="gr133" draw:text-style-name="P8" draw:layer="layout" svg:x1="12.671cm" svg:y1="13.374cm" svg:x2="12.226cm" svg:y2="13.653cm">
                  <text:p/>
                </draw:line>
                <draw:line draw:style-name="gr134" draw:text-style-name="P8" draw:layer="layout" svg:x1="12.628cm" svg:y1="13.348cm" svg:x2="12.183cm" svg:y2="13.627cm">
                  <text:p/>
                </draw:line>
                <draw:line draw:style-name="gr135" draw:text-style-name="P8" draw:layer="layout" svg:x1="12.226cm" svg:y1="13.6cm" svg:x2="12.183cm" svg:y2="13.574cm">
                  <text:p/>
                </draw:line>
                <draw:line draw:style-name="gr136" draw:text-style-name="P8" draw:layer="layout" svg:x1="12.269cm" svg:y1="13.574cm" svg:x2="12.226cm" svg:y2="13.548cm">
                  <text:p/>
                </draw:line>
                <draw:line draw:style-name="gr137" draw:text-style-name="P8" draw:layer="layout" svg:x1="12.312cm" svg:y1="13.547cm" svg:x2="12.269cm" svg:y2="13.521cm">
                  <text:p/>
                </draw:line>
                <draw:line draw:style-name="gr138" draw:text-style-name="P8" draw:layer="layout" svg:x1="12.29cm" svg:y1="13.613cm" svg:x2="12.247cm" svg:y2="13.587cm">
                  <text:p/>
                </draw:line>
                <draw:line draw:style-name="gr139" draw:text-style-name="P8" draw:layer="layout" svg:x1="12.331cm" svg:y1="13.587cm" svg:x2="12.288cm" svg:y2="13.561cm">
                  <text:p/>
                </draw:line>
                <draw:line draw:style-name="gr140" draw:text-style-name="P8" draw:layer="layout" svg:x1="12.374cm" svg:y1="13.56cm" svg:x2="12.331cm" svg:y2="13.534cm">
                  <text:p/>
                </draw:line>
                <draw:line draw:style-name="gr141" draw:text-style-name="P8" draw:layer="layout" svg:x1="12.352cm" svg:y1="13.519cm" svg:x2="12.309cm" svg:y2="13.493cm">
                  <text:p/>
                </draw:line>
                <draw:line draw:style-name="gr142" draw:text-style-name="P8" draw:layer="layout" svg:x1="12.417cm" svg:y1="13.532cm" svg:x2="12.374cm" svg:y2="13.506cm">
                  <text:p/>
                </draw:line>
                <draw:line draw:style-name="gr143" draw:text-style-name="P8" draw:layer="layout" svg:x1="12.395cm" svg:y1="13.493cm" svg:x2="12.352cm" svg:y2="13.467cm">
                  <text:p/>
                </draw:line>
                <draw:line draw:style-name="gr144" draw:text-style-name="P8" draw:layer="layout" svg:x1="12.438cm" svg:y1="13.466cm" svg:x2="12.395cm" svg:y2="13.44cm">
                  <text:p/>
                </draw:line>
                <draw:line draw:style-name="gr145" draw:text-style-name="P8" draw:layer="layout" svg:x1="12.481cm" svg:y1="13.44cm" svg:x2="12.438cm" svg:y2="13.414cm">
                  <text:p/>
                </draw:line>
                <draw:line draw:style-name="gr146" draw:text-style-name="P8" draw:layer="layout" svg:x1="12.459cm" svg:y1="13.508cm" svg:x2="12.416cm" svg:y2="13.482cm">
                  <text:p/>
                </draw:line>
                <draw:line draw:style-name="gr147" draw:text-style-name="P8" draw:layer="layout" svg:x1="12.502cm" svg:y1="13.481cm" svg:x2="12.459cm" svg:y2="13.455cm">
                  <text:p/>
                </draw:line>
                <draw:line draw:style-name="gr148" draw:text-style-name="P8" draw:layer="layout" svg:x1="12.543cm" svg:y1="13.453cm" svg:x2="12.5cm" svg:y2="13.427cm">
                  <text:p/>
                </draw:line>
                <draw:line draw:style-name="gr149" draw:text-style-name="P8" draw:layer="layout" svg:x1="12.524cm" svg:y1="13.414cm" svg:x2="12.481cm" svg:y2="13.388cm">
                  <text:p/>
                </draw:line>
                <draw:line draw:style-name="gr150" draw:text-style-name="P8" draw:layer="layout" svg:x1="12.586cm" svg:y1="13.427cm" svg:x2="12.543cm" svg:y2="13.401cm">
                  <text:p/>
                </draw:line>
                <draw:line draw:style-name="gr151" draw:text-style-name="P8" draw:layer="layout" svg:x1="12.564cm" svg:y1="13.387cm" svg:x2="12.521cm" svg:y2="13.361cm">
                  <text:p/>
                </draw:line>
                <draw:line draw:style-name="gr152" draw:text-style-name="P8" draw:layer="layout" svg:x1="12.607cm" svg:y1="13.359cm" svg:x2="12.564cm" svg:y2="13.333cm">
                  <text:p/>
                </draw:line>
                <draw:line draw:style-name="gr153" draw:text-style-name="P8" draw:layer="layout" svg:x1="12.629cm" svg:y1="13.4cm" svg:x2="12.586cm" svg:y2="13.374cm">
                  <text:p/>
                </draw:line>
                <draw:line draw:style-name="gr154" draw:text-style-name="P8" draw:layer="layout" svg:x1="12.352cm" svg:y1="13.626cm" svg:x2="12.309cm" svg:y2="13.6cm">
                  <text:p/>
                </draw:line>
                <draw:line draw:style-name="gr155" draw:text-style-name="P8" draw:layer="layout" svg:x1="12.395cm" svg:y1="13.6cm" svg:x2="12.352cm" svg:y2="13.574cm">
                  <text:p/>
                </draw:line>
                <draw:line draw:style-name="gr156" draw:text-style-name="P8" draw:layer="layout" svg:x1="12.438cm" svg:y1="13.574cm" svg:x2="12.395cm" svg:y2="13.548cm">
                  <text:p/>
                </draw:line>
                <draw:line draw:style-name="gr157" draw:text-style-name="P8" draw:layer="layout" svg:x1="12.459cm" svg:y1="13.613cm" svg:x2="12.416cm" svg:y2="13.587cm">
                  <text:p/>
                </draw:line>
                <draw:line draw:style-name="gr158" draw:text-style-name="P8" draw:layer="layout" svg:x1="12.502cm" svg:y1="13.587cm" svg:x2="12.459cm" svg:y2="13.561cm">
                  <text:p/>
                </draw:line>
                <draw:line draw:style-name="gr159" draw:text-style-name="P8" draw:layer="layout" svg:x1="12.481cm" svg:y1="13.547cm" svg:x2="12.438cm" svg:y2="13.521cm">
                  <text:p/>
                </draw:line>
                <draw:line draw:style-name="gr160" draw:text-style-name="P8" draw:layer="layout" svg:x1="12.524cm" svg:y1="13.519cm" svg:x2="12.481cm" svg:y2="13.493cm">
                  <text:p/>
                </draw:line>
                <draw:line draw:style-name="gr161" draw:text-style-name="P8" draw:layer="layout" svg:x1="12.564cm" svg:y1="13.493cm" svg:x2="12.521cm" svg:y2="13.467cm">
                  <text:p/>
                </draw:line>
                <draw:line draw:style-name="gr162" draw:text-style-name="P8" draw:layer="layout" svg:x1="12.607cm" svg:y1="13.466cm" svg:x2="12.564cm" svg:y2="13.44cm">
                  <text:p/>
                </draw:line>
                <draw:line draw:style-name="gr163" draw:text-style-name="P8" draw:layer="layout" svg:x1="12.671cm" svg:y1="13.481cm" svg:x2="12.628cm" svg:y2="13.455cm">
                  <text:p/>
                </draw:line>
                <draw:line draw:style-name="gr164" draw:text-style-name="P8" draw:layer="layout" svg:x1="12.65cm" svg:y1="13.44cm" svg:x2="12.607cm" svg:y2="13.414cm">
                  <text:p/>
                </draw:line>
                <draw:line draw:style-name="gr165" draw:text-style-name="P8" draw:layer="layout" svg:x1="12.714cm" svg:y1="13.453cm" svg:x2="12.671cm" svg:y2="13.427cm">
                  <text:p/>
                </draw:line>
                <draw:line draw:style-name="gr166" draw:text-style-name="P8" draw:layer="layout" svg:x1="12.374cm" svg:y1="13.668cm" svg:x2="12.331cm" svg:y2="13.642cm">
                  <text:p/>
                </draw:line>
                <draw:line draw:style-name="gr167" draw:text-style-name="P8" draw:layer="layout" svg:x1="12.417cm" svg:y1="13.64cm" svg:x2="12.374cm" svg:y2="13.614cm">
                  <text:p/>
                </draw:line>
              </draw:g>
            </draw:g>
          </draw:g>
        </draw:g>
        <draw:frame draw:style-name="gr168" draw:text-style-name="P25" xml:id="id2" draw:id="id2" draw:layer="layout" svg:width="2.479cm" svg:height="1.145cm" draw:transform="rotate (0.542622864445037) translate (15.606cm 5.357cm)">
          <draw:text-box>
            <text:p text:style-name="P24"><text:span text:style-name="T2">Central Host</text:span></text:p>
            <text:p text:style-name="P24"><text:span text:style-name="T2">For Users</text:span></text:p>
          </draw:text-box>
        </draw:frame>
        <draw:frame draw:style-name="gr169" draw:text-style-name="P26" draw:layer="layout" svg:width="2.358cm" svg:height="1.039cm" draw:transform="rotate (-0.594808209079668) translate (24.749cm 10.329cm)">
          <draw:text-box>
            <text:p><text:span text:style-name="T3">AD/LDAP etc.</text:span></text:p>
            <text:p><text:span text:style-name="T3">Infrastructure</text:span></text:p>
          </draw:text-box>
        </draw:frame>
        <draw:g xml:id="id1" draw:id="id1"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70" draw:text-style-name="P3" draw:layer="layout" svg:width="1.991cm" svg:height="1.248cm" svg:x="4.45cm" svg:y="13.213cm" svg:viewBox="0 0 1992 1249" svg:d="M2 1249c166 0 1990-777 1990-1012 0-237-255-237-421-237 0 101-1631 506-1569 1249z">
            <text:p/>
          </draw:path>
          <draw:g>
            <draw:polygon draw:style-name="gr171" draw:text-style-name="P4" draw:layer="layout" svg:width="2.112cm" svg:height="1.857cm" svg:x="2.219cm" svg:y="12.537cm" svg:viewBox="0 0 2113 1858" draw:points="0,676 0,0 2113,1182 2113,1858">
              <text:p/>
            </draw:polygon>
            <draw:polygon draw:style-name="gr172" draw:text-style-name="P5" draw:layer="layout" svg:width="1.807cm" svg:height="1.689cm" svg:x="4.331cm" svg:y="12.705cm" svg:viewBox="0 0 1808 1690" draw:points="0,1690 0,1014 1808,0 1808,676">
              <text:p/>
            </draw:polygon>
            <draw:polygon draw:style-name="gr173" draw:text-style-name="P6" draw:layer="layout" svg:width="3.92cm" svg:height="2.195cm" svg:x="2.219cm" svg:y="11.523cm" svg:viewBox="0 0 3921 2196" draw:points="2113,2196 0,1014 1808,0 3921,1182">
              <text:p/>
            </draw:polygon>
            <draw:line draw:style-name="gr174" draw:text-style-name="P8" draw:layer="layout" svg:x1="2.944cm" svg:y1="13.077cm" svg:x2="2.944cm" svg:y2="13.482cm">
              <text:p/>
            </draw:line>
            <draw:line draw:style-name="gr175" draw:text-style-name="P8" draw:layer="layout" svg:x1="4.274cm" svg:y1="13.943cm" svg:x2="3.308cm" svg:y2="13.403cm">
              <text:p/>
            </draw:line>
            <draw:line draw:style-name="gr176" draw:text-style-name="P8" draw:layer="layout" svg:x1="3.3cm" svg:y1="13.281cm" svg:x2="3.3cm" svg:y2="13.417cm">
              <text:p/>
            </draw:line>
            <draw:line draw:style-name="gr177" draw:text-style-name="P8" draw:layer="layout" svg:x1="4.266cm" svg:y1="13.822cm" svg:x2="4.266cm" svg:y2="13.958cm">
              <text:p/>
            </draw:line>
            <draw:line draw:style-name="gr178" draw:text-style-name="P8" draw:layer="layout" svg:x1="4.266cm" svg:y1="13.821cm" svg:x2="3.3cm" svg:y2="13.281cm">
              <text:p/>
            </draw:line>
            <draw:polygon draw:style-name="gr179" draw:text-style-name="P9" draw:layer="layout" svg:width="0.12cm" svg:height="0.203cm" svg:x="3.065cm" svg:y="13.146cm" svg:viewBox="0 0 121 204" draw:points="0,136 0,0 121,67 121,204">
              <text:p/>
            </draw:polygon>
            <draw:line draw:style-name="gr180" draw:text-style-name="P8" draw:layer="layout" svg:x1="2.823cm" svg:y1="13.01cm" svg:x2="2.823cm" svg:y2="13.415cm">
              <text:p/>
            </draw:line>
            <draw:line draw:style-name="gr181" draw:text-style-name="P8" draw:layer="layout" svg:x1="2.703cm" svg:y1="12.943cm" svg:x2="2.703cm" svg:y2="13.348cm">
              <text:p/>
            </draw:line>
            <draw:line draw:style-name="gr182" draw:text-style-name="P8" draw:layer="layout" svg:x1="2.582cm" svg:y1="12.875cm" svg:x2="2.582cm" svg:y2="13.28cm">
              <text:p/>
            </draw:line>
            <draw:line draw:style-name="gr183" draw:text-style-name="P8" draw:layer="layout" svg:x1="2.462cm" svg:y1="12.806cm" svg:x2="2.462cm" svg:y2="13.211cm">
              <text:p/>
            </draw:line>
            <draw:line draw:style-name="gr184" draw:text-style-name="P8" draw:layer="layout" svg:x1="2.341cm" svg:y1="12.741cm" svg:x2="2.341cm" svg:y2="13.146cm">
              <text:p/>
            </draw:line>
            <draw:polygon draw:style-name="gr185" draw:text-style-name="P4" draw:layer="layout" svg:width="0.12cm" svg:height="0.742cm" svg:x="2.1cm" svg:y="12.47cm" svg:viewBox="0 0 121 743" draw:points="0,676 0,0 121,67 121,743">
              <text:p/>
            </draw:polygon>
            <draw:polygon draw:style-name="gr186" draw:text-style-name="P4" draw:layer="layout" svg:width="0.12cm" svg:height="0.742cm" svg:x="4.331cm" svg:y="13.719cm" svg:viewBox="0 0 121 743" draw:points="0,676 0,0 121,67 121,743">
              <text:p/>
            </draw:polygon>
            <draw:polygon draw:style-name="gr187" draw:text-style-name="P7" draw:layer="layout" svg:width="4.041cm" svg:height="2.938cm" svg:x="2.1cm" svg:y="11.523cm" svg:viewBox="0 0 4042 2939" draw:points="0,1621 0,945 121,1014 1931,0 4042,1182 4042,1858 2352,2803 2352,2939">
              <text:p/>
            </draw:polygon>
          </draw:g>
        </draw:g>
        <draw:frame draw:style-name="gr188" draw:text-style-name="P26" draw:layer="layout" svg:width="2.598cm" svg:height="1.574cm" draw:transform="rotate (-0.52970742798028) translate (3.7cm 11.5cm)">
          <draw:text-box>
            <text:p><text:span text:style-name="T3">OpenAKC</text:span></text:p>
            <text:p><text:span text:style-name="T3">Secured</text:span></text:p>
            <text:p><text:span text:style-name="T3">Server</text:span></text:p>
          </draw:text-box>
        </draw:frame>
        <draw:frame draw:style-name="gr189" draw:text-style-name="P26" draw:layer="layout" svg:width="2.194cm" svg:height="1.139cm" draw:transform="rotate (1.57777764380287) translate (17.149cm 8.136cm)">
          <draw:text-box>
            <text:p><text:span text:style-name="T3">OpenAKC</text:span></text:p>
            <text:p><text:span text:style-name="T3">Server</text:span></text:p>
          </draw:text-box>
        </draw:frame>
        <draw:frame draw:style-name="gr190" draw:text-style-name="P1" draw:layer="layout" svg:width="8.4cm" svg:height="0.963cm" svg:x="6.942cm" svg:y="16.837cm">
          <draw:text-box>
            <text:p><text:span text:style-name="T1">OpenAKC Authentication, Keystroke &amp; Session Logs.</text:span></text:p>
          </draw:text-box>
        </draw:frame>
        <draw:frame draw:style-name="gr191" draw:text-style-name="P27" draw:layer="layout" svg:width="12.846cm" svg:height="0.763cm" svg:x="9.954cm" svg:y="1.437cm">
          <draw:text-box>
            <text:p><text:span text:style-name="T4">OpenAKC Combined Bastion Host, Simplified</text:span></text:p>
          </draw:text-box>
        </draw:frame>
        <draw:frame draw:style-name="gr192" draw:text-style-name="P28" draw:layer="layout" svg:width="3.343cm" svg:height="0.887cm" draw:transform="rotate (0.000349065850398866) translate (23.5cm 18.201cm)">
          <draw:text-box>
            <text:p><text:span text:style-name="T2">Security Management </text:span></text:p>
            <text:p><text:span text:style-name="T2">Workstation</text:span></text:p>
          </draw:text-box>
        </draw:frame>
        <draw:frame draw:style-name="gr193" draw:text-style-name="P28" draw:layer="layout" svg:width="2.674cm" svg:height="0.597cm" draw:transform="rotate (-0.0118682389135618) translate (11.026cm 13.871cm)">
          <draw:text-box>
            <text:p><text:span text:style-name="T2">User Workstation</text:span></text:p>
          </draw:text-box>
        </draw:frame>
        <draw:connector draw:style-name="gr194" draw:text-style-name="P2" draw:layer="layout" svg:x1="17.865cm" svg:y1="4.469cm" svg:x2="25.39cm" svg:y2="10.101cm" draw:start-shape="id3" draw:start-glue-point="14" draw:end-shape="id4" draw:end-glue-point="0" svg:d="M17865 4469v-869h7525v6501" svg:viewBox="0 0 7526 6502">
          <text:p/>
        </draw:connector>
        <draw:connector draw:style-name="gr195" draw:text-style-name="P2" draw:layer="layout" draw:line-skew="2.517cm" svg:x1="16.295cm" svg:y1="8.699cm" svg:x2="4.451cm" svg:y2="14.427cm" draw:start-shape="id5" draw:start-glue-point="3" draw:end-shape="id1" draw:end-glue-point="10" svg:d="M16295 8699v8801h-11844v-3073" svg:viewBox="0 0 11845 8802">
          <text:p/>
        </draw:connector>
        <draw:connector draw:style-name="gr196" draw:text-style-name="P2" draw:layer="layout" svg:x1="17.746cm" svg:y1="8.601cm" svg:x2="24.6cm" svg:y2="17.465cm" draw:start-shape="id6" draw:start-glue-point="3" draw:end-shape="id7" draw:end-glue-point="3" svg:d="M17746 8601v8864h6854" svg:viewBox="0 0 6855 8865">
          <text:p/>
        </draw:connector>
        <draw:connector draw:style-name="gr197" draw:text-style-name="P2" draw:layer="layout" svg:x1="13.025cm" svg:y1="12.854cm" svg:x2="15.366cm" svg:y2="6.52cm" draw:start-shape="id8" draw:start-glue-point="5" draw:end-shape="id3" svg:d="M13025 12854h1258v-6334h1083" svg:viewBox="0 0 2342 6335">
          <text:p/>
        </draw:connector>
        <draw:frame draw:style-name="gr190" draw:text-style-name="P1" draw:layer="layout" svg:width="5.6cm" svg:height="0.963cm" svg:x="6.884cm" svg:y="5.237cm">
          <draw:text-box>
            <text:p><text:span text:style-name="T1">OpenAKC managed SSH sessions.</text:span></text:p>
          </draw:text-box>
        </draw:frame>
        <draw:frame draw:style-name="gr198" draw:text-style-name="P1" draw:layer="layout" svg:width="2.487cm" svg:height="2.387cm" draw:transform="rotate (0.0171042266695444) translate (18.584cm 5.243cm)">
          <draw:text-box>
            <text:p><text:span text:style-name="T1">Self Service SSH key update requests handled locally</text:span></text:p>
          </draw:text-box>
        </draw:frame>
        <draw:frame draw:style-name="gr199" draw:text-style-name="P1" draw:layer="layout" svg:width="5.7cm" svg:height="1.319cm" draw:transform="rotate (0.00279252680319093) translate (7cm 12.081cm)">
          <draw:text-box>
            <text:p><text:span text:style-name="T1">Optional OpenAKC</text:span></text:p>
            <text:p><text:span text:style-name="T1">managed direct SSH sessions.</text:span></text:p>
          </draw:text-box>
        </draw:frame>
        <draw:frame draw:style-name="gr200" draw:text-style-name="P1" draw:layer="layout" svg:width="5.7cm" svg:height="0.663cm" svg:x="18.442cm" svg:y="16.8cm">
          <draw:text-box>
            <text:p><text:span text:style-name="T1">OpenAKC management API.</text:span></text:p>
          </draw:text-box>
        </draw:frame>
        <draw:frame draw:style-name="gr201" draw:text-style-name="P1" draw:layer="layout" svg:width="4.769cm" svg:height="0.607cm" draw:transform="rotate (0.00593411945678072) translate (19.311cm 2.993cm)">
          <draw:text-box>
            <text:p><text:span text:style-name="T1">AD / LDAP etc. Directory Data</text:span></text:p>
          </draw:text-box>
        </draw:frame>
        <draw:connector draw:style-name="gr202" draw:text-style-name="P2" draw:layer="layout" svg:x1="11.942cm" svg:y1="13cm" svg:x2="6.442cm" svg:y2="12.992cm" draw:start-shape="id8" draw:start-glue-point="3" draw:end-shape="id1" draw:end-glue-point="1" svg:d="M11942 13000h-2760v-8h-2740" svg:viewBox="0 0 5501 9">
          <text:p/>
        </draw:connector>
        <draw:frame draw:style-name="gr203" draw:text-style-name="P1" draw:layer="layout" svg:width="5.7cm" svg:height="1.492cm" draw:transform="rotate (1.57795217672807) translate (14.341cm 12.3cm)">
          <draw:text-box>
            <text:p><text:span text:style-name="T1">AD / LDAP authenticated</text:span></text:p>
            <text:p><text:span text:style-name="T1">SSH sessions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 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eyscale_20_Linear_20_B" draw:display-name="Greyscale Linear B" draw:style="linear" draw:start-color="#000000" draw:end-color="#ffffff" draw:start-intensity="100%" draw:end-intensity="100%" draw:angle="1800" draw:border="1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Orange_20_Axial_20_H" draw:display-name="Light Orange Axial H" draw:style="axial" draw:start-color="#fef4e8" draw:end-color="#fbc98e" draw:start-intensity="100%" draw:end-intensity="100%" draw:angle="900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Square_20_BR" draw:display-name="Light Purple Square BR" draw:style="square" draw:cx="30%" draw:cy="30%" draw:start-color="#c893c7" draw:end-color="#f4e9f3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="Arrow" draw:marker-start-width="0.2cm" draw:marker-start-center="false" draw:marker-end="Arrow" draw:marker-end-width="0.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marker-start="Arrow" draw:marker-start-width="0.3cm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10-09T11:33:38.401132592</meta:creation-date>
    <dc:date>2020-09-05T07:32:26.958716933</dc:date>
    <meta:editing-duration>PT1H14M20S</meta:editing-duration>
    <meta:editing-cycles>15</meta:editing-cycles>
    <meta:generator>LibreOffice/6.4.3.2$Linux_X86_64 LibreOffice_project/40$Build-2</meta:generator>
    <meta:document-statistic meta:object-count="229"/>
  </office:meta>
</office:document-meta>
</file>